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70c" officeooo:paragraph-rsid="0013270c"/>
    </style:style>
    <style:style style:name="P2" style:family="paragraph" style:parent-style-name="Standard">
      <style:text-properties officeooo:rsid="0014c13d" officeooo:paragraph-rsid="0014c13d"/>
    </style:style>
    <style:style style:name="P3" style:family="paragraph" style:parent-style-name="Standard">
      <style:text-properties officeooo:rsid="0014c13d" officeooo:paragraph-rsid="0015bb46"/>
    </style:style>
    <style:style style:name="P4" style:family="paragraph" style:parent-style-name="Standard">
      <style:text-properties officeooo:rsid="0014c13d" officeooo:paragraph-rsid="00179bcc"/>
    </style:style>
    <style:style style:name="P5" style:family="paragraph" style:parent-style-name="Standard">
      <style:text-properties officeooo:rsid="0015bb46" officeooo:paragraph-rsid="0015bb46"/>
    </style:style>
    <style:style style:name="P6" style:family="paragraph" style:parent-style-name="Standard">
      <style:text-properties officeooo:rsid="0015d880" officeooo:paragraph-rsid="0015d880"/>
    </style:style>
    <style:style style:name="P7" style:family="paragraph" style:parent-style-name="Standard">
      <style:text-properties officeooo:rsid="0015dd54" officeooo:paragraph-rsid="0013270c"/>
    </style:style>
    <style:style style:name="P8" style:family="paragraph" style:parent-style-name="Standard">
      <style:text-properties officeooo:rsid="0015dd54" officeooo:paragraph-rsid="0015dd54"/>
    </style:style>
    <style:style style:name="P9" style:family="paragraph" style:parent-style-name="Standard">
      <style:text-properties officeooo:rsid="001676ec" officeooo:paragraph-rsid="001676ec"/>
    </style:style>
    <style:style style:name="P10" style:family="paragraph" style:parent-style-name="Standard">
      <style:text-properties officeooo:rsid="00179bcc" officeooo:paragraph-rsid="00179bcc"/>
    </style:style>
    <style:style style:name="P11" style:family="paragraph" style:parent-style-name="Header">
      <style:text-properties officeooo:rsid="0013270c" officeooo:paragraph-rsid="0013270c"/>
    </style:style>
    <style:style style:name="T1" style:family="text">
      <style:text-properties officeooo:rsid="0014c13d"/>
    </style:style>
    <style:style style:name="T2" style:family="text">
      <style:text-properties officeooo:rsid="0015bb46"/>
    </style:style>
    <style:style style:name="T3" style:family="text">
      <style:text-properties officeooo:rsid="0015d880"/>
    </style:style>
    <style:style style:name="T4" style:family="text">
      <style:text-properties officeooo:rsid="0015dd54"/>
    </style:style>
    <style:style style:name="T5" style:family="text">
      <style:text-properties officeooo:rsid="001676ec"/>
    </style:style>
    <style:style style:name="T6" style:family="text">
      <style:text-properties officeooo:rsid="00179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ve--</text:p>
      <text:p text:style-name="P1"/>
      <text:p text:style-name="P1">Use the sandbox for hub-server to filtering CAN msgs between two connections on hub-server.</text:p>
      <text:p text:style-name="P7"/>
      <text:p text:style-name="P8">Best is if hub-server (rev 10) would not require any changes. The compile make would select the sandbox routine in the same manner as the ‘m’ file in the sandbox directory for sand1 (which uses hub-server rev 6).</text:p>
      <text:p text:style-name="P1"/>
      <text:p text:style-name="P1">A local CAN bus is connected to hub-server with socat. That provides hub-server with a two-way path to the CAN bus gateway. </text:p>
      <text:p text:style-name="P1"/>
      <text:p text:style-name="P1">A hub-server server connection connects to the forwarded port for connection to the computer with the open port to the internet.</text:p>
      <text:p text:style-name="P1"/>
      <text:p text:style-name="P1">A hub-server w sandbox passes <text:span text:style-name="T1">struct pointers for in and out to sandbox routine.</text:span></text:p>
      <text:p text:style-name="P1"/>
      <text:p text:style-name="P2">Sandbox routine does what it wants with the incoming and may or may not pass the line to the output.</text:p>
      <text:p text:style-name="P2"/>
      <text:p text:style-name="P8">How manage filter table--</text:p>
      <text:p text:style-name="P2"/>
      <text:p text:style-name="P8">Scheme 0: <text:span text:style-name="T2"><text:s text:c="3"/></text:span>A full filter table is compiled into the hub-server-sandbox instance, but each change requires recompilation. [Simple, but not a good choice].</text:p>
      <text:p text:style-name="P2"/>
      <text:p text:style-name="P5"><text:span text:style-name="T4">Scheme 1: Compile instances of hub-server-sandbox.</text:span></text:p>
      <text:p text:style-name="P5"><text:s text:c="3"/><text:span text:style-name="T4">At <text:s/>minimum a </text:span>CAN bus instance, e.g. 0, 1, 2 <text:span text:style-name="T3">be complied, thus there would be multiple binaries.</text:span></text:p>
      <text:p text:style-name="P5"><text:tab/><text:span text:style-name="T4">Only two instance are expected. Three would be unusual.</text:span></text:p>
      <text:p text:style-name="P6"/>
      <text:p text:style-name="P6"><text:span text:style-name="T4">Scheme 2: </text:span>OTO switch <text:span text:style-name="T4">in the sandbox routine</text:span> reads a fixed name file <text:span text:style-name="T5">when the routine is first called</text:span>.</text:p>
      <text:p text:style-name="P6"><text:s text:c="4"/><text:span text:style-name="T5">Problem—the fixed named file would have to be modified for the CAN bus instance that is being used, so which could be a nuisance with github and merging, etc.</text:span></text:p>
      <text:p text:style-name="P6"/>
      <text:p text:style-name="P8">Scheme 3: Command line to start hub-server has option for file name, or instance number.</text:p>
      <text:p text:style-name="P8"><text:s text:c="4"/>This requires mods to hub-server. <text:span text:style-name="T5">Placing copies of the arguments to “main”, “argv” and “argc” in common so that the sandbox routine can access them would avoid difference between hub-server with and without sandbox. Similarly a call to a sandbox init could pass them.</text:span></text:p>
      <text:p text:style-name="P3"/>
      <text:p text:style-name="P9">Of the foregoing schemes, #3 is attractive.</text:p>
      <text:p text:style-name="P9"/>
      <text:p text:style-name="P9">Bottom-line: sandbox needs to be able to load client→server and server→client tables for the CAN bus that the instance of hub-server-sandbox will be connected.</text:p>
      <text:p text:style-name="P9"/>
      <text:p text:style-name="P10">With any of the above schemes the filtering table can be managed “online” by using CAN msgs.</text:p>
      <text:p text:style-name="P3"/>
      <text:p text:style-name="P4">- One CAN msg <text:span text:style-name="T2">serves all-- 0x07000000</text:span></text:p>
      <text:p text:style-name="P5"><text:s text:c="3"/>CAN used by “everybody”</text:p>
      <text:p text:style-name="P5"><text:s text:c="3"/></text:p>
      <text:p text:style-name="P5"><text:soft-page-break/><text:s text:c="3"/>Payload:</text:p>
      <text:p text:style-name="P5"><text:s text:c="3"/>[0] </text:p>
      <text:p text:style-name="P5"><text:s text:c="5"/>bit: <text:span text:style-name="T3">[7:5]</text:span> – <text:span text:style-name="T3">CAN bus i</text:span>nstance: (0-7)</text:p>
      <text:p text:style-name="P6"><text:s text:c="5"/>bit: [4] <text:s text:c="3"/>– Direction: 0 = client→server; 1 = server→client</text:p>
      <text:p text:style-name="P5"><text:s text:c="5"/>bit: <text:span text:style-name="T3">[3:0]</text:span> <text:s/>- Command code</text:p>
      <text:p text:style-name="P5"><text:tab/>0 – add CAN id</text:p>
      <text:p text:style-name="P5"><text:tab/><text:span text:style-name="T3">1</text:span> – delete CAN id cli<text:span text:style-name="T3">ent</text:span></text:p>
      <text:p text:style-name="P5"><text:s text:c="12"/><text:span text:style-name="T3">2 – pass all</text:span></text:p>
      <text:p text:style-name="P5"><text:tab/><text:span text:style-name="T3">3 - <text:s/>block all</text:span></text:p>
      <text:p text:style-name="P5"><text:tab/><text:span text:style-name="T3">4 – dump table</text:span></text:p>
      <text:p text:style-name="P5"><text:s text:c="3"/><text:span text:style-name="T6">[1-2] – Table entry number (0-65535) </text:span><text:tab/></text:p>
      <text:p text:style-name="P5"><text:s text:c="3"/>[<text:span text:style-name="T6">4-7</text:span>] – <text:span text:style-name="T3">CAN id</text:span></text:p>
      <text:p text:style-name="P5"/>
      <text:p text:style-name="P10">When sandbox hsd_new_in_out_pair sees a <text:span text:style-name="T2">0x07000000</text:span> CAN--</text:p>
      <text:p text:style-name="P10">- Check if it belongs to this instance</text:p>
      <text:p text:style-name="P10">- - If yes</text:p>
      <text:p text:style-name="P10">- - - execute the command</text:p>
      <text:p text:style-name="P10">- - - don’t copy to output</text:p>
      <text:p text:style-name="P10">- - else</text:p>
      <text:p text:style-name="P10">- - - copy to output</text:p>
      <text:p text:style-name="P10"/>
      <text:p text:style-name="P10">Anybody, e.g. a cangate command option, could modify (which includes loading) any hub-server-sandbox table. That way the filtering of CAN bus on a remote machine can be updated from a local machine.</text:p>
      <text:p text:style-name="P10"/>
      <text:p text:style-name="P10"/>
      <text:p text:style-name="P5"><text:s text:c="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270c" officeooo:paragraph-rsid="0013270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2</text:page-number> <text:tab/> Hub-server sandbox – CAN filtering<text:tab/></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09T20:08:29.759426167</meta:creation-date>
    <dc:date>2024-04-09T21:34:29.638209923</dc:date>
    <meta:editing-duration>PT1M33S</meta:editing-duration>
    <meta:editing-cycles>2</meta:editing-cycles>
    <meta:generator>LibreOffice/5.1.6.2$Linux_X86_64 LibreOffice_project/10m0$Build-2</meta:generator>
    <meta:document-statistic meta:table-count="0" meta:image-count="0" meta:object-count="0" meta:page-count="2" meta:paragraph-count="44" meta:word-count="485" meta:character-count="2850" meta:non-whitespace-character-count="2319"/>
  </office:meta>
</office:document-meta>
</file>